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44.76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121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6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Libdwarf Regression Test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/>
          <table:table-cell office:value-type="string" calcext:value-type="string">
            <text:p>Intel 32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/>
          <table:table-cell office:value-type="string" calcext:value-type="string">
            <text:p>Intel 64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B32</text:p>
          </table:table-cell>
          <table:table-cell table:style-name="ce1"/>
          <table:table-cell office:value-type="string" calcext:value-type="string">
            <text:p>32bit FreeBSD on VM on dseti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B64</text:p>
          </table:table-cell>
          <table:table-cell table:style-name="ce1"/>
          <table:table-cell office:value-type="string" calcext:value-type="string">
            <text:p>64bit FreeBSD on VM on dseti3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test date</text:p>
          </table:table-cell>
          <table:table-cell table:style-name="ce8" office:value-type="string" calcext:value-type="string">
            <text:p>host</text:p>
          </table:table-cell>
          <table:table-cell table:number-columns-repeated="2"/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yyy-mm-dd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fail count</text:p>
          </table:table-cell>
          <table:table-cell office:value-type="string" calcext:value-type="string">
            <text:p>us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wallclock</text:p>
          </table:table-cell>
          <table:table-cell office:value-type="string" calcext:value-type="string">
            <text:p>testcount</text:p>
          </table:table-cell>
          <table:table-cell/>
        </table:table-row>
        <table:table-row table:style-name="ro1" table:number-rows-repeated="10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311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2"/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33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5" office:value-type="string" calcext:value-type="string">
            <text:p>SomeTestsNotNLIZE</text:p>
          </table:table-cell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5" office:value-type="string" calcext:value-type="string">
            <text:p>New cucontext merge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 table:number-rows-repeated="3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" table:number-columns-repeated="2"/>
          <table:table-cell table:number-columns-repeated="7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4:22:44.942564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3-20T14:34:42.498683760</dc:date>
    <dc:creator>DavidA </dc:creator>
    <meta:editing-duration>PT4H1M22S</meta:editing-duration>
    <meta:editing-cycles>34</meta:editing-cycles>
    <meta:generator>LibreOffice/6.0.7.3$Linux_X86_64 LibreOffice_project/00m0$Build-3</meta:generator>
    <meta:document-statistic meta:table-count="1" meta:cell-count="159" meta:object-count="0"/>
  </office:meta>
</office:document-meta>
</file>